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style-name="ce4" office:value-type="float" office:value="7698.6" calcext:value-type="float">
            <text:p>7,70E+03</text:p>
          </table:table-cell>
          <table:table-cell table:style-name="ce4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style-name="ce4" office:value-type="float" office:value="5297.4" calcext:value-type="float">
            <text:p>5,30E+03</text:p>
          </table:table-cell>
          <table:table-cell table:style-name="ce4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style-name="ce4" office:value-type="float" office:value="3583.2" calcext:value-type="float">
            <text:p>3,58E+03</text:p>
          </table:table-cell>
          <table:table-cell table:style-name="ce4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6.583cm" svg:y="10.006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1513.8" calcext:value-type="float">
            <text:p>1,51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2256.5" calcext:value-type="float">
            <text:p>2,26E+03</text:p>
          </table:table-cell>
          <table:table-cell table:style-name="ce4" office:value-type="float" office:value="6245.6" calcext:value-type="float">
            <text:p>6,25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1148.1" calcext:value-type="float">
            <text:p>1,15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1704.2" calcext:value-type="float">
            <text:p>1,70E+03</text:p>
          </table:table-cell>
          <table:table-cell table:style-name="ce4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637.8261" calcext:value-type="float">
            <text:p>6,38E+02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782.1129" calcext:value-type="float">
            <text:p>7,82E+02</text:p>
          </table:table-cell>
          <table:table-cell table:style-name="ce4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22]/(300*300*(1-[.A22]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6245.6" calcext:value-type="float">
            <text:p>6,25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5282.6" calcext:value-type="float">
            <text:p>5,28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3831.8" calcext:value-type="float">
            <text:p>3,83E+03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8.7838" calcext:value-type="float">
            <text:p>8,7838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7.8233" calcext:value-type="float">
            <text:p>7,823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25.982" calcext:value-type="float">
            <text:p>25,98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style-name="ce4" office:value-type="float" office:value="9596.2" calcext:value-type="float">
            <text:p>9,60E+03</text:p>
          </table:table-cell>
          <table:table-cell table:style-name="ce4" office:value-type="float" office:value="11538" calcext:value-type="float">
            <text:p>1,15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style-name="ce4" office:value-type="float" office:value="9792.8" calcext:value-type="float">
            <text:p>9,79E+03</text:p>
          </table:table-cell>
          <table:table-cell table:style-name="ce4" office:value-type="float" office:value="11426" calcext:value-type="float">
            <text:p>1,14E+04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71" calcext:value-type="float">
            <text:p>66,71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2.74" calcext:value-type="float">
            <text:p>42,74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1538" calcext:value-type="float">
            <text:p>1,15E+04</text:p>
          </table:table-cell>
          <table:table-cell table:formula="of:=[.B19]/(300*300*3*(1-0.35))" office:value-type="float" office:value="0.0657435897435898" calcext:value-type="float">
            <text:p>0,0657435897435898</text:p>
          </table:table-cell>
          <table:table-cell office:value-type="float" office:value="66.71" calcext:value-type="float">
            <text:p>66,71</text:p>
          </table:table-cell>
          <table:table-cell office:value-type="float" office:value="10241" calcext:value-type="float">
            <text:p>10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1426" calcext:value-type="float">
            <text:p>1,14E+04</text:p>
          </table:table-cell>
          <table:table-cell table:formula="of:=[.B20]/(300*300*3*(1-0.35))" office:value-type="float" office:value="0.0651054131054131" calcext:value-type="float">
            <text:p>0,0651054131054131</text:p>
          </table:table-cell>
          <table:table-cell office:value-type="float" office:value="42.74" calcext:value-type="float">
            <text:p>42,74</text:p>
          </table:table-cell>
          <table:table-cell office:value-type="float" office:value="9387" calcext:value-type="float">
            <text:p>9387</text:p>
          </table:table-cell>
          <table:table-cell table:number-columns-repeated="6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4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,11E+0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49.5" calcext:value-type="float">
            <text:p>8,05E+03</text:p>
          </table:table-cell>
          <table:table-cell office:value-type="float" office:value="0.4122" calcext:value-type="float">
            <text:p>0,4122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607.5" calcext:value-type="float">
            <text:p>6,61E+03</text:p>
          </table:table-cell>
          <table:table-cell office:value-type="float" office:value="0.4104" calcext:value-type="float">
            <text:p>0,410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245.6" calcext:value-type="float">
            <text:p>6,25E+03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566.4" calcext:value-type="float">
            <text:p>6,57E+03</text:p>
          </table:table-cell>
          <table:table-cell office:value-type="float" office:value="41.2562" calcext:value-type="float">
            <text:p>41,2562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4011" calcext:value-type="float">
            <text:p>2,40E+04</text:p>
          </table:table-cell>
          <table:table-cell office:value-type="float" office:value="325.31" calcext:value-type="float">
            <text:p>325,31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1100" calcext:value-type="float">
            <text:p>1,11E+04</text:p>
          </table:table-cell>
          <table:table-cell table:formula="of:=[.B12]/(300*300*(1-0.35))" office:value-type="float" office:value="0.18974358974359" calcext:value-type="float">
            <text:p>0,18974358974359</text:p>
          </table:table-cell>
          <table:table-cell office:value-type="float" office:value="0.041" calcext:value-type="float">
            <text:p>0,0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49.5" calcext:value-type="float">
            <text:p>8,05E+03</text:p>
          </table:table-cell>
          <table:table-cell table:formula="of:=[.B13]/(300*300*(1-0.35))" office:value-type="float" office:value="0.137598290598291" calcext:value-type="float">
            <text:p>0,137598290598291</text:p>
          </table:table-cell>
          <table:table-cell office:value-type="float" office:value="0.4122" calcext:value-type="float">
            <text:p>0,412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6607.5" calcext:value-type="float">
            <text:p>6,61E+03</text:p>
          </table:table-cell>
          <table:table-cell table:formula="of:=[.B14]/(300*300*(1-0.35))" office:value-type="float" office:value="0.112948717948718" calcext:value-type="float">
            <text:p>0,112948717948718</text:p>
          </table:table-cell>
          <table:table-cell office:value-type="float" office:value="0.4104" calcext:value-type="float">
            <text:p>0,4104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15]/(300*300*(1-0.35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6566.4" calcext:value-type="float">
            <text:p>6,57E+03</text:p>
          </table:table-cell>
          <table:table-cell table:formula="of:=[.B16]/(300*300*(1-0.35))" office:value-type="float" office:value="0.112246153846154" calcext:value-type="float">
            <text:p>0,112246153846154</text:p>
          </table:table-cell>
          <table:table-cell office:value-type="float" office:value="41.2562" calcext:value-type="float">
            <text:p>41,2562</text:p>
          </table:table-cell>
          <table:table-cell office:value-type="float" office:value="27384" calcext:value-type="float">
            <text:p>2738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4011" calcext:value-type="float">
            <text:p>2,40E+04</text:p>
          </table:table-cell>
          <table:table-cell table:formula="of:=[.B17]/(300*300*(1-0.35))" office:value-type="float" office:value="0.410444444444444" calcext:value-type="float">
            <text:p>0,410444444444444</text:p>
          </table:table-cell>
          <table:table-cell office:value-type="float" office:value="325.31" calcext:value-type="float">
            <text:p>325,31</text:p>
          </table:table-cell>
          <table:table-cell office:value-type="float" office:value="87091" calcext:value-type="float">
            <text:p>87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Lapl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3028" calcext:value-type="float">
            <text:p>0,3028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22" calcext:value-type="float">
            <text:p>0,0322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206" calcext:value-type="float">
            <text:p>0,0206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00035912" calcext:value-type="float">
            <text:p>3,59E-04</text:p>
          </table:table-cell>
          <table:table-cell table:formula="of:=[.B24]/(300*300*(1-[.A24]))" office:value-type="float" office:value="0.0000000061388034188" calcext:value-type="float">
            <text:p>6,13880341880342E-09</text:p>
          </table:table-cell>
          <table:table-cell office:value-type="float" office:value="0.3028" calcext:value-type="float">
            <text:p>0,302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14816" calcext:value-type="float">
            <text:p>1,48E-04</text:p>
          </table:table-cell>
          <table:table-cell table:formula="of:=[.B25]/(300*300*(1-[.A25]))" office:value-type="float" office:value="0.00000000299313131313" calcext:value-type="float">
            <text:p>2,99313131313131E-09</text:p>
          </table:table-cell>
          <table:table-cell office:value-type="float" office:value="0.0322" calcext:value-type="float">
            <text:p>0,0322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75389" calcext:value-type="float">
            <text:p>7,54E-05</text:p>
          </table:table-cell>
          <table:table-cell table:formula="of:=[.B26]/(300*300*(1-[.A26]))" office:value-type="float" office:value="0.00000000209413888889" calcext:value-type="float">
            <text:p>2,09413888888889E-09</text:p>
          </table:table-cell>
          <table:table-cell office:value-type="float" office:value="0.0206" calcext:value-type="float">
            <text:p>0,0206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4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4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4" office:value-type="float" office:value="3170.2" calcext:value-type="float">
            <text:p>3,17E+03</text:p>
          </table:table-cell>
          <table:table-cell office:value-type="float" office:value="0.948" calcext:value-type="float">
            <text:p>0,948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3170.2" calcext:value-type="float">
            <text:p>3,17E+03</text:p>
          </table:table-cell>
          <table:table-cell table:formula="of:=[.B13]/(300*300*(1 - [.A13]))" office:value-type="float" office:value="0.452175153330481" calcext:value-type="float">
            <text:p>0,452175153330481</text:p>
          </table:table-cell>
          <table:table-cell office:value-type="float" office:value="0.948" calcext:value-type="float">
            <text:p>0,948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8T19:51:38.937000000</dc:date>
    <meta:editing-duration>P1DT9H11M18S</meta:editing-duration>
    <meta:editing-cycles>44</meta:editing-cycles>
    <meta:generator>LibreOffice/7.5.2.2$Windows_X86_64 LibreOffice_project/53bb9681a964705cf672590721dbc85eb4d0c3a2</meta:generator>
    <meta:document-statistic meta:table-count="7" meta:cell-count="714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6:'grayscale 300x300 kompleksen motiv'.M8 'grayscale 300x300 kompleksen motiv'.H5:'grayscale 300x300 kompleksen motiv'.M5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3:'grayscale 300x300 kompleksen motiv'.M15 'grayscale 300x300 kompleksen motiv'.H12:'grayscale 300x300 kompleksen motiv'.M12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01cm" svg:y="3.457cm" style:legend-expansion="high" chart:style-name="ch2"/>
        <chart:plot-area chart:style-name="ch3" table:cell-range-address="'grayscale 300x300 kompleksen motiv'.G28:'grayscale 300x300 kompleksen motiv'.K30 'grayscale 300x300 kompleksen motiv'.H27:'grayscale 300x300 kompleksen motiv'.K27" chart:data-source-has-labels="both" svg:x="0.319cm" svg:y="0.18cm" svg:width="12.763cm" svg:height="8.646cm">
          <chart:coordinate-region svg:x="2.052cm" svg:y="0.379cm" svg:width="10.79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Poisson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5282.6">
                <text:p>5282.6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831.8">
                <text:p>3831.8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grayscale 300x300 kompleksen motiv'.G35:'grayscale 300x300 kompleksen motiv'.K37 'grayscale 300x300 kompleksen motiv'.H34:'grayscale 300x300 kompleksen motiv'.K34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Poisson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7.8233">
                <text:p>7.8233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25.982">
                <text:p>25.982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Dvobarvna slika'.I8:'Dvobarvna slika'.M10 'Dvobarvna slika'.J7:'Dvobarvna slika'.M7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3028">
                <text:p>0.3028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22">
                <text:p>0.0322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206">
                <text:p>0.0206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